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791FE73C48861E8E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791FE73C48861E8E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us o bom pastor</text:span></text:p>
            <text:p text:style-name="P3"><text:span text:style-name="T2">(João 10.1-21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0:39:56.256000000</dc:date>
    <meta:editing-duration>PT2H28M50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